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ridRuleMatcher.match( MRIDRule src , ModuleRevisionId mr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MRIDTransformationRule.isId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RIDTransformationRule.addDest( MRIDRule d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ridRuleMatcher.applyTypeRule( String rule , String type , String ruleType , Matcher m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MridRuleMatcher.apply( MRIDRule dest , ModuleRevisionId m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ridRuleMatcher.applyRules( String str , String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RIDTransformationRule.transform( ModuleRevisionId mr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ridRuleMatcher.getPattern( String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RIDTransformationRule.addSrc( MRIDRule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